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paragraph-properties fo:line-height="100%"/>
    </style:style>
    <style:style style:name="T9" style:parent-style-name="Fuentedepárrafopredeter." style:family="text">
      <style:text-properties fo:language="en" fo:country="US"/>
    </style:style>
    <style:style style:name="P10" style:parent-style-name="Normal" style:family="paragraph">
      <style:paragraph-properties fo:line-height="100%"/>
      <style:text-properties fo:language="en" fo:country="US"/>
    </style:style>
    <style:style style:name="P11" style:parent-style-name="Normal" style:family="paragraph">
      <style:paragraph-properties fo:line-height="100%"/>
      <style:text-properties fo:language="en" fo:country="US"/>
    </style:style>
    <style:style style:name="P12" style:parent-style-name="Normal" style:family="paragraph">
      <style:paragraph-properties fo:line-height="100%"/>
      <style:text-properties fo:language="en" fo:country="US"/>
    </style:style>
    <style:style style:name="P13" style:parent-style-name="Normal" style:family="paragraph">
      <style:paragraph-properties fo:line-height="100%"/>
      <style:text-properties fo:language="en" fo:country="US"/>
    </style:style>
    <style:style style:name="P14" style:parent-style-name="Normal" style:family="paragraph">
      <style:paragraph-properties fo:line-height="100%"/>
      <style:text-properties fo:language="en" fo:country="US"/>
    </style:style>
    <style:style style:name="P15" style:parent-style-name="Normal" style:family="paragraph">
      <style:paragraph-properties fo:line-height="100%"/>
      <style:text-properties fo:language="en" fo:country="US"/>
    </style:style>
    <style:style style:name="P16" style:parent-style-name="Normal" style:family="paragraph">
      <style:paragraph-properties fo:line-height="100%"/>
      <style:text-properties fo:language="en" fo:country="US"/>
    </style:style>
    <style:style style:name="P17" style:parent-style-name="Normal" style:family="paragraph">
      <style:paragraph-properties fo:line-height="100%"/>
      <style:text-properties fo:language="en" fo:country="US"/>
    </style:style>
    <style:style style:name="P18" style:parent-style-name="Normal" style:family="paragraph">
      <style:paragraph-properties fo:line-height="100%"/>
    </style:style>
    <style:style style:name="T19" style:parent-style-name="Fuentedepárrafopredeter." style:family="text">
      <style:text-properties fo:language="en" fo:country="US"/>
    </style:style>
    <style:style style:name="T20" style:parent-style-name="Fuentedepárrafopredeter." style:family="text">
      <style:text-properties fo:language="en" fo:country="US"/>
    </style:style>
    <style:style style:name="T21" style:parent-style-name="Fuentedepárrafopredeter." style:family="text">
      <style:text-properties fo:language="en" fo:country="US"/>
    </style:style>
    <style:style style:name="P22" style:parent-style-name="Normal" style:family="paragraph">
      <style:paragraph-properties fo:line-height="100%"/>
    </style:style>
    <style:style style:name="P23" style:parent-style-name="Normal" style:family="paragraph">
      <style:paragraph-properties fo:line-height="100%"/>
    </style:style>
    <style:style style:name="T24" style:parent-style-name="Fuentedepárrafopredeter." style:family="text">
      <style:text-properties fo:language="en" fo:country="US"/>
    </style:style>
    <style:style style:name="P25" style:parent-style-name="Normal" style:family="paragraph">
      <style:paragraph-properties fo:line-height="100%"/>
      <style:text-properties fo:language="en" fo:country="US"/>
    </style:style>
    <style:style style:name="P26" style:parent-style-name="Normal" style:family="paragraph">
      <style:paragraph-properties fo:line-height="100%"/>
      <style:text-properties fo:language="en" fo:country="US"/>
    </style:style>
    <style:style style:name="P27" style:parent-style-name="Normal" style:family="paragraph">
      <style:paragraph-properties fo:line-height="100%"/>
      <style:text-properties fo:language="en" fo:country="US"/>
    </style:style>
    <style:style style:name="P28" style:parent-style-name="Normal" style:family="paragraph">
      <style:paragraph-properties fo:line-height="100%"/>
      <style:text-properties fo:language="en" fo:country="US"/>
    </style:style>
    <style:style style:name="P29" style:parent-style-name="Normal" style:family="paragraph">
      <style:paragraph-properties fo:line-height="100%"/>
      <style:text-properties fo:language="en" fo:country="US"/>
    </style:style>
    <style:style style:name="P30" style:parent-style-name="Normal" style:family="paragraph">
      <style:paragraph-properties fo:line-height="100%"/>
      <style:text-properties fo:language="en" fo:country="US"/>
    </style:style>
    <style:style style:name="P31" style:parent-style-name="Normal" style:family="paragraph">
      <style:paragraph-properties fo:line-height="100%"/>
      <style:text-properties fo:language="en" fo:country="US"/>
    </style:style>
    <style:style style:name="P32" style:parent-style-name="Normal" style:family="paragraph">
      <style:paragraph-properties fo:line-height="100%"/>
      <style:text-properties fo:language="en" fo:country="US"/>
    </style:style>
    <style:style style:name="P33" style:parent-style-name="Normal" style:family="paragraph">
      <style:paragraph-properties fo:line-height="100%"/>
    </style:style>
    <style:style style:name="T34" style:parent-style-name="Fuentedepárrafopredeter." style:family="text">
      <style:text-properties fo:language="en" fo:country="US"/>
    </style:style>
    <style:style style:name="T35" style:parent-style-name="Fuentedepárrafopredeter." style:family="text">
      <style:text-properties fo:language="en" fo:country="US"/>
    </style:style>
    <style:style style:name="P36" style:parent-style-name="Normal" style:family="paragraph">
      <style:paragraph-properties fo:line-height="100%"/>
    </style:style>
    <style:style style:name="T37" style:parent-style-name="Fuentedepárrafopredeter." style:family="text">
      <style:text-properties fo:language="en" fo:country="US"/>
    </style:style>
    <style:style style:name="P38" style:parent-style-name="Normal" style:family="paragraph">
      <style:paragraph-properties fo:line-height="100%"/>
      <style:text-properties fo:language="en" fo:country="US"/>
    </style:style>
    <style:style style:name="P39" style:parent-style-name="Normal" style:family="paragraph">
      <style:paragraph-properties fo:line-height="100%"/>
      <style:text-properties fo:language="en" fo:country="US"/>
    </style:style>
    <style:style style:name="P40" style:parent-style-name="Normal" style:family="paragraph">
      <style:paragraph-properties fo:line-height="100%"/>
      <style:text-properties fo:language="en" fo:country="US"/>
    </style:style>
    <style:style style:name="P41" style:parent-style-name="Normal" style:family="paragraph">
      <style:paragraph-properties fo:line-height="100%"/>
      <style:text-properties fo:language="en" fo:country="US"/>
    </style:style>
    <style:style style:name="P42" style:parent-style-name="Normal" style:family="paragraph">
      <style:paragraph-properties fo:line-height="100%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P46" style:parent-style-name="Normal" style:family="paragraph">
      <style:paragraph-properties fo:line-height="100%"/>
    </style:style>
    <style:style style:name="P47" style:parent-style-name="Normal" style:family="paragraph">
      <style:paragraph-properties fo:line-height="100%"/>
    </style:style>
    <style:style style:name="T48" style:parent-style-name="Fuentedepárrafopredeter." style:family="text">
      <style:text-properties fo:language="en" fo:country="US"/>
    </style:style>
    <style:style style:name="P49" style:parent-style-name="Normal" style:family="paragraph">
      <style:paragraph-properties fo:line-height="100%"/>
      <style:text-properties fo:language="en" fo:country="US"/>
    </style:style>
    <style:style style:name="P50" style:parent-style-name="Normal" style:family="paragraph">
      <style:paragraph-properties fo:line-height="100%"/>
      <style:text-properties fo:language="en" fo:country="US"/>
    </style:style>
    <style:style style:name="P51" style:parent-style-name="Normal" style:family="paragraph">
      <style:paragraph-properties fo:line-height="100%"/>
      <style:text-properties fo:language="en" fo:country="US"/>
    </style:style>
    <style:style style:name="P52" style:parent-style-name="Normal" style:family="paragraph">
      <style:paragraph-properties fo:line-height="100%"/>
      <style:text-properties fo:language="en" fo:country="US"/>
    </style:style>
    <style:style style:name="P53" style:parent-style-name="Normal" style:family="paragraph">
      <style:paragraph-properties fo:line-height="100%"/>
      <style:text-properties fo:language="en" fo:country="US"/>
    </style:style>
    <style:style style:name="P54" style:parent-style-name="Normal" style:family="paragraph">
      <style:paragraph-properties fo:line-height="100%"/>
      <style:text-properties fo:language="en" fo:country="US"/>
    </style:style>
    <style:style style:name="P55" style:parent-style-name="Normal" style:family="paragraph">
      <style:paragraph-properties fo:line-height="100%"/>
      <style:text-properties fo:language="en" fo:country="US"/>
    </style:style>
    <style:style style:name="P56" style:parent-style-name="Normal" style:family="paragraph">
      <style:paragraph-properties fo:line-height="100%"/>
      <style:text-properties fo:language="en" fo:country="US"/>
    </style:style>
    <style:style style:name="P57" style:parent-style-name="Normal" style:family="paragraph">
      <style:paragraph-properties fo:line-height="100%"/>
      <style:text-properties fo:language="en" fo:country="US"/>
    </style:style>
    <style:style style:name="P58" style:parent-style-name="Normal" style:family="paragraph">
      <style:paragraph-properties fo:line-height="100%"/>
      <style:text-properties fo:language="en" fo:country="US"/>
    </style:style>
    <style:style style:name="P59" style:parent-style-name="Normal" style:family="paragraph">
      <style:text-properties fo:font-weight="bold" style:font-weight-asian="bold" fo:language="en" fo:country="US"/>
    </style:style>
    <style:style style:name="P60" style:parent-style-name="Normal" style:family="paragraph">
      <style:text-properties fo:font-weight="bold" style:font-weight-asian="bold" fo:language="en" fo:country="US"/>
    </style:style>
    <style:style style:name="P61" style:parent-style-name="Normal" style:family="paragraph">
      <style:text-properties fo:font-weight="bold" style:font-weight-asian="bold" fo:language="en" fo:country="US"/>
    </style:style>
    <style:style style:name="P62" style:parent-style-name="Normal" style:family="paragraph">
      <style:text-properties fo:font-weight="bold" style:font-weight-asian="bold"/>
    </style:style>
    <style:style style:name="P63" style:parent-style-name="Normal" style:family="paragraph">
      <style:paragraph-properties fo:text-indent="0.4916in"/>
    </style:style>
    <style:style style:name="P64" style:parent-style-name="Normal" style:family="paragraph">
      <style:text-properties fo:font-weight="bold" style:font-weight-asian="bold"/>
    </style:style>
    <style:style style:name="P65" style:parent-style-name="Normal" style:family="paragraph">
      <style:text-properties fo:font-weight="bold" style:font-weight-asian="bold"/>
    </style:style>
    <style:style style:name="P66" style:parent-style-name="Párrafodelista" style:list-style-name="LFO1" style:family="paragraph"/>
    <style:style style:name="P67" style:parent-style-name="Párrafodelista" style:list-style-name="LFO1" style:family="paragraph"/>
    <style:style style:name="P68" style:parent-style-name="Normal" style:family="paragraph">
      <style:text-properties fo:font-weight="bold" style:font-weight-asian="bold"/>
    </style:style>
    <style:style style:name="P69" style:parent-style-name="Normal" style:family="paragraph">
      <style:text-properties fo:font-weight="bold" style:font-weight-asian="bold"/>
    </style:style>
    <style:style style:name="P70" style:parent-style-name="Párrafodelista" style:list-style-name="LFO1" style:family="paragraph">
      <style:text-properties fo:font-weight="bold" style:font-weight-asian="bold"/>
    </style:style>
    <style:style style:name="P71" style:parent-style-name="Párrafodelista" style:list-style-name="LFO1" style:family="paragraph">
      <style:text-properties fo:font-weight="bold" style:font-weight-asian="bold"/>
    </style:style>
    <style:style style:name="P72" style:parent-style-name="Párrafodelista" style:family="paragraph">
      <style:paragraph-properties fo:text-indent="0.4833in"/>
    </style:style>
    <style:style style:name="P73" style:parent-style-name="Párrafodelista" style:family="paragraph">
      <style:paragraph-properties fo:text-indent="0.4833in"/>
    </style:style>
    <style:style style:name="P74" style:parent-style-name="Párrafodelista" style:family="paragraph">
      <style:paragraph-properties fo:text-indent="0.4833in"/>
    </style:style>
    <style:style style:name="P75" style:parent-style-name="Normal" style:family="paragraph">
      <style:paragraph-properties fo:line-height="100%"/>
    </style:style>
    <style:style style:name="T76" style:parent-style-name="Fuentedepárrafopredeter." style:family="text">
      <style:text-properties fo:language="en" fo:country="US"/>
    </style:style>
    <style:style style:name="P77" style:parent-style-name="Normal" style:family="paragraph">
      <style:paragraph-properties fo:line-height="100%"/>
      <style:text-properties fo:language="en" fo:country="US"/>
    </style:style>
    <style:style style:name="P78" style:parent-style-name="Normal" style:family="paragraph">
      <style:paragraph-properties fo:line-height="100%"/>
      <style:text-properties fo:language="en" fo:country="US"/>
    </style:style>
    <style:style style:name="P79" style:parent-style-name="Normal" style:family="paragraph">
      <style:paragraph-properties fo:line-height="100%"/>
      <style:text-properties fo:language="en" fo:country="US"/>
    </style:style>
    <style:style style:name="P80" style:parent-style-name="Normal" style:family="paragraph">
      <style:paragraph-properties fo:line-height="100%"/>
    </style:style>
    <style:style style:name="T81" style:parent-style-name="Fuentedepárrafopredeter." style:family="text">
      <style:text-properties fo:language="en" fo:country="US"/>
    </style:style>
    <style:style style:name="T82" style:parent-style-name="Fuentedepárrafopredeter." style:family="text">
      <style:text-properties fo:language="en" fo:country="US"/>
    </style:style>
    <style:style style:name="P83" style:parent-style-name="Párrafodelista" style:family="paragraph">
      <style:paragraph-properties fo:margin-left="2.4583in">
        <style:tab-stops/>
      </style:paragraph-properties>
    </style:style>
    <style:style style:name="T84" style:parent-style-name="Fuentedepárrafopredeter." style:family="text">
      <style:text-properties fo:language="en" fo:country="US"/>
    </style:style>
    <style:style style:name="P85" style:parent-style-name="Párrafodelista" style:family="paragraph">
      <style:paragraph-properties fo:margin-left="2.4583in">
        <style:tab-stops/>
      </style:paragraph-properties>
    </style:style>
    <style:style style:name="P86" style:parent-style-name="Párrafodelista" style:family="paragraph">
      <style:paragraph-properties fo:margin-left="2.4583in">
        <style:tab-stops/>
      </style:paragraph-properties>
    </style:style>
    <style:style style:name="P87" style:parent-style-name="Normal" style:family="paragraph">
      <style:paragraph-properties fo:margin-left="1.475in">
        <style:tab-stops/>
      </style:paragraph-properties>
    </style:style>
    <style:style style:name="P88" style:parent-style-name="Normal" style:family="paragraph">
      <style:paragraph-properties fo:margin-left="1.475in">
        <style:tab-stops/>
      </style:paragraph-properties>
    </style:style>
    <style:style style:name="P89" style:parent-style-name="Normal" style:family="paragraph">
      <style:paragraph-properties fo:margin-left="1.475in">
        <style:tab-stops/>
      </style:paragraph-properties>
    </style:style>
    <style:style style:name="T90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91" style:parent-style-name="Fuentedepárrafopredeter." style:family="text">
      <style:text-properties style:font-name="Consolas" style:font-name-complex="Consolas" fo:font-size="10pt" style:font-size-asian="10pt" style:font-size-complex="10pt"/>
    </style:style>
    <style:style style:name="T92" style:parent-style-name="Fuentedepárrafopredeter." style:family="text">
      <style:text-properties style:font-name="Consolas" style:font-name-complex="Consolas" fo:font-size="10pt" style:font-size-asian="10pt" style:font-size-complex="10pt"/>
    </style:style>
    <style:style style:name="P93" style:parent-style-name="Normal" style:family="paragraph">
      <style:paragraph-properties fo:margin-left="0.9833in" fo:text-indent="0.4916in">
        <style:tab-stops/>
      </style:paragraph-properties>
    </style:style>
    <style:style style:name="P94" style:parent-style-name="Normal" style:family="paragraph">
      <style:paragraph-properties fo:margin-left="1.475in">
        <style:tab-stops/>
      </style:paragraph-properties>
    </style:style>
    <style:style style:name="P95" style:parent-style-name="Normal" style:family="paragraph">
      <style:paragraph-properties fo:text-indent="0.4916in"/>
    </style:style>
  </office:automatic-styles>
  <office:body>
    <office:text text:use-soft-page-breaks="true">
      <text:p text:style-name="P1">TP2: Logging Parte 2</text:p>
      <text:p text:style-name="P2">Binding a SL4J //PARA VOS Ariel</text:p>
      <text:p text:style-name="Normal"/>
      <text:p text:style-name="P3">Nuevo nivel de LOG: TRACE</text:p>
      <text:p text:style-name="Normal">Simplemente se<text:s/>actualizo el ENUM LevelLog<text:s/>con una atributo mas, el TRACE.<text:s/></text:p>
      <text:p text:style-name="Normal">El ENUM al estar encapsulado dentro de la claseLevel, encargada de testear los niveles de mensaje, el <text:s/>impacto de este cambio fue minimo.</text:p>
      <text:p text:style-name="P4">Multiples Loggers //PARA VOS ARIEL</text:p>
      <text:p text:style-name="P5"/>
      <text:p text:style-name="P6">Inicializacion</text:p>
      <text:p text:style-name="Normal">Por falta de tiempo solamente se<text:s/>implementó<text:s/>la posibilidad de configurar la API desde un archivo XML, la encargada de realizar este tarea es la clase LoaderXmlConfiguration</text:p>
      <text:p text:style-name="Normal">La misma levanta todo el XML y dicha data es pasada a la clase JsonParseConfiguration que es la que finalmente procesa todo la data para servirla luego a la clase Logger</text:p>
      <text:p text:style-name="P7">Estructura del arhico XML</text:p>
      <text:p text:style-name="P8"><text:span text:style-name="T9">&lt;loggers&gt;</text:span></text:p>
      <text:p text:style-name="P10"><text:tab/>&lt;logger&gt;</text:p>
      <text:p text:style-name="P11"><text:tab/><text:tab/>&lt;type&gt;FILES&lt;/type&gt;</text:p>
      <text:p text:style-name="P12"><text:tab/><text:tab/>&lt;name&gt;LogParser&lt;/name&gt;</text:p>
      <text:p text:style-name="P13"><text:tab/><text:tab/>&lt;output&gt;</text:p>
      <text:p text:style-name="P14"><text:tab/><text:tab/><text:tab/>&lt;fileName&gt;parserLog.log&lt;/fileName&gt;</text:p>
      <text:p text:style-name="P15"><text:tab/><text:tab/><text:tab/>&lt;levelLog&gt;DEBUG&lt;/levelLog&gt;</text:p>
      <text:p text:style-name="P16"><text:tab/><text:tab/><text:tab/>&lt;formatDate&gt;dd/M/yyyy&lt;/formatDate&gt;</text:p>
      <text:p text:style-name="P17"><text:tab/><text:tab/><text:tab/>&lt;patternMessage&gt;%L-%n-%d-%n-%g-%n-%p-%n-%m&lt;/patternMessage&gt;</text:p>
      <text:p text:style-name="P18"><text:span text:style-name="T19"><text:tab/></text:span><text:span text:style-name="T20"><text:tab/></text:span><text:span text:style-name="T21"><text:tab/></text:span>&lt;separator&gt;-&lt;/separator&gt;</text:p>
      <text:p text:style-name="P22"><text:tab/><text:tab/><text:tab/>&lt;regularExpresion&gt;^[a-zA-Z0-9]*$&lt;/regularExpresion&gt;</text:p>
      <text:p text:style-name="P23"><text:tab/><text:tab/><text:tab/><text:span text:style-name="T24">&lt;customFilter&gt;</text:span></text:p>
      <text:p text:style-name="P25"><text:tab/><text:tab/><text:tab/><text:tab/>&lt;valPattern pattern="%L"&gt;^\d+$&lt;/valPattern&gt;</text:p>
      <text:soft-page-break/>
      <text:p text:style-name="P26"><text:tab/><text:tab/><text:tab/><text:tab/>&lt;valPattern pattern="%g"&gt;LogParser&lt;/valPattern&gt;</text:p>
      <text:p text:style-name="P27"><text:tab/><text:tab/><text:tab/><text:tab/>&lt;valPattern pattern="%m"&gt;^[A-Za-z]*$&lt;/valPattern&gt;</text:p>
      <text:p text:style-name="P28"><text:tab/><text:tab/><text:tab/>&lt;/customFilter&gt;<text:tab/><text:tab/><text:tab/></text:p>
      <text:p text:style-name="P29"><text:tab/><text:tab/>&lt;/output&gt;</text:p>
      <text:p text:style-name="P30"><text:tab/>&lt;/logger&gt;</text:p>
      <text:p text:style-name="P31"><text:tab/>&lt;logger&gt;</text:p>
      <text:p text:style-name="P32"><text:tab/><text:tab/>&lt;type&gt;FILES&lt;/type&gt;</text:p>
      <text:p text:style-name="P33"><text:span text:style-name="T34"><text:tab/></text:span><text:span text:style-name="T35"><text:tab/></text:span>&lt;name&gt;LogIndexer&lt;/name&gt;</text:p>
      <text:p text:style-name="P36"><text:tab/><text:tab/><text:span text:style-name="T37">&lt;output&gt;</text:span></text:p>
      <text:p text:style-name="P38"><text:tab/><text:tab/><text:tab/>&lt;fileName&gt;indexerLog.log&lt;/fileName&gt;</text:p>
      <text:p text:style-name="P39"><text:tab/><text:tab/><text:tab/>&lt;levelLog&gt;DEBUG&lt;/levelLog&gt;</text:p>
      <text:p text:style-name="P40"><text:tab/><text:tab/><text:tab/>&lt;formatDate&gt;dd/M/yyyy&lt;/formatDate&gt;</text:p>
      <text:p text:style-name="P41"><text:tab/><text:tab/><text:tab/>&lt;patternMessage&gt;%L-%n-%d-%n-%g-%n-%p-%n-%m&lt;/patternMessage&gt;</text:p>
      <text:p text:style-name="P42"><text:span text:style-name="T43"><text:tab/></text:span><text:span text:style-name="T44"><text:tab/></text:span><text:span text:style-name="T45"><text:tab/></text:span>&lt;separator&gt;-&lt;/separator&gt;</text:p>
      <text:p text:style-name="P46"><text:tab/><text:tab/><text:tab/>&lt;regularExpresion&gt;^[a-zA-Z0-9]*$&lt;/regularExpresion&gt;</text:p>
      <text:p text:style-name="P47"><text:tab/><text:tab/><text:tab/><text:span text:style-name="T48">&lt;customFilter&gt;</text:span></text:p>
      <text:p text:style-name="P49"><text:tab/><text:tab/><text:tab/><text:tab/>&lt;valPattern pattern="%L"&gt;^\d+$&lt;/valPattern&gt;</text:p>
      <text:p text:style-name="P50"><text:tab/><text:tab/><text:tab/><text:tab/>&lt;valPattern pattern="%g"&gt;LogParser&lt;/valPattern&gt;</text:p>
      <text:p text:style-name="P51"><text:tab/><text:tab/><text:tab/><text:tab/>&lt;valPattern pattern="%m"&gt;^*patter14&lt;/valPattern&gt;</text:p>
      <text:p text:style-name="P52"><text:tab/><text:tab/><text:tab/>&lt;/customFilter&gt;<text:tab/><text:tab/><text:tab/></text:p>
      <text:p text:style-name="P53"><text:tab/><text:tab/>&lt;/output&gt;</text:p>
      <text:p text:style-name="P54"><text:tab/>&lt;/logger&gt;</text:p>
      <text:p text:style-name="P55">&lt;/loggers&gt;</text:p>
      <text:p text:style-name="P56"/>
      <text:p text:style-name="P57"/>
      <text:p text:style-name="P58"/>
      <text:p text:style-name="P59"/>
      <text:p text:style-name="P60"/>
      <text:soft-page-break/>
      <text:p text:style-name="P61">Logger API: Recibir Exception</text:p>
      <text:p text:style-name="Normal">Se<text:s/>agregó<text:s/>la funcionalidad para que junto con el mensaje a imprimir, se imprima también la excepción que se haya generado</text:p>
      <text:p text:style-name="P62">Filtros</text:p>
      <text:p text:style-name="Normal">-Expresion Regular:<text:s/></text:p>
      <text:p text:style-name="P63">la expresión a regular de cada logger a aplicar sobre el mensaje a loguear se especifica en el TAG &lt;REGULAR EXPRESION&gt;<text:s/><text:s/>descendiente <text:s/>TAG &lt;LOGGER&gt;</text:p>
      <text:p text:style-name="Normal">-<text:s/>Custom <text:s/>Filter:<text:s/></text:p>
      <text:p text:style-name="Normal"><text:tab/>Se interpretó por Custom <text:s/>Filter la necesidad de aplicar una expresión regular a los campos del formato de mensaje (%L,%m,etc) detallados en la configuración.</text:p>
      <text:p text:style-name="Normal">La configuración del mismo se detalle en el TAG &lt;CUSTOM FILTER&gt;<text:s/>descendiente<text:s/>de cada TAG &lt;LOGGER&gt;</text:p>
      <text:p text:style-name="Normal">La<text:s/>explicación<text:s/>del mismo se detalla en en la documentación de la Clase ControllerMessage mas abajo</text:p>
      <text:p text:style-name="Normal"/>
      <text:p text:style-name="P64">Destinos Custom</text:p>
      <text:p text:style-name="Normal">No se implementó esta parte por falta de tiempo y no entender completamente cual era el requerimiento solicitado.</text:p>
      <text:p text:style-name="Normal"/>
      <text:p text:style-name="P65">Impacto de los nuevos requerimientos</text:p>
      <text:list text:style-name="LFO1" text:continue-numbering="true">
        <text:list-item>
          <text:p text:style-name="P66">Los nuevos formatos de archivos a través de los cuales configurar la API llevaron a crear nuevos métodos de acceso a los datos lo que nos llevo a crear clases nuevas por cada manera de levantar los datos dependiendo del tipo de ArchivoLas clases son LoaderPropertiesConfiguration, LoaderXmlConfiguration y LoaderDefaultConfiguration, todas explicadas en mayor detalle abajo</text:p>
        </text:list-item>
      </text:list>
      <text:p text:style-name="Párrafodelista"><text:s/></text:p>
      <text:list text:style-name="LFO1" text:continue-numbering="true">
        <text:list-item>
          <text:p text:style-name="P67">Antes lo nuevo requerimientos para aprobar la impresión del mensaje, me refieron a la Expresion Regular, los Filter Custom y control de LevelLog se creo la clase ControllerMessage, que se encargar de contener la lógica encargada de procesar los<text:s/>requerimientos<text:s/>antes mencionados</text:p>
        </text:list-item>
      </text:list>
      <text:p text:style-name="Normal"/>
      <text:soft-page-break/>
      <text:p text:style-name="P68">Detalle de las nuevas clases implementadas</text:p>
      <text:p text:style-name="P69"/>
      <text:list text:style-name="LFO1" text:continue-numbering="true">
        <text:list-item>
          <text:p text:style-name="P70">Clases para tomar la configuración de la API</text:p>
        </text:list-item>
      </text:list>
      <text:p text:style-name="Párrafodelista">Al tener varios formatos de configuración, cada formato presenta una manera distinta de tomar los datos y un almacenamiento distinto, por lo que se optó por implementar una Interface llamada LoaderConfiguration, que es implementada por cada clase Loader, presentando de esta manera una api para acceder a los datos de una sola manera</text:p>
      <text:p text:style-name="Párrafodelista">Luego de levantar la data, la misma es procesada por la clase JsonParseConfiguration, la cual la parsea a un Json y es servida a los logger para que la tomen e instancien sus respectivas configuración.</text:p>
      <text:list text:style-name="LFO1" text:continue-numbering="true">
        <text:list-item>
          <text:p text:style-name="P71">ControllerMessage</text:p>
        </text:list-item>
      </text:list>
      <text:p text:style-name="Párrafodelista">Simplmente almacena:</text:p>
      <text:p text:style-name="P72">- a la clase Level que testea que el nivel del mensaje a imprimier corresponda con el nivel del Logger</text:p>
      <text:p text:style-name="P73">- a la clase MatcherExpReg que simplemente se encarga de tomar una cadena y machearla con un expresión regular</text:p>
      <text:p text:style-name="P74">- también contiene un Hashtable que es en donde se albegar los FilterCuston, a continuación de detalle su explicación.</text:p>
      <text:p text:style-name="Normal"/>
      <text:p text:style-name="Párrafodelista">Se usara a modo de ejemplo el sgte filter custom</text:p>
      <text:p text:style-name="P75"><text:tab/><text:tab/><text:span text:style-name="T76">&lt;customFilter&gt;</text:span></text:p>
      <text:p text:style-name="P77"><text:tab/><text:tab/><text:tab/><text:tab/>&lt;valPattern pattern="%L"&gt;^\d+$&lt;/valPattern&gt;</text:p>
      <text:p text:style-name="P78"><text:tab/><text:tab/><text:tab/><text:tab/>&lt;valPattern pattern="%g"&gt;LogParser&lt;/valPattern&gt;</text:p>
      <text:p text:style-name="P79"><text:tab/><text:tab/><text:tab/><text:tab/>&lt;valPattern pattern="%m"&gt;^[A-Za-z]*$&lt;/valPattern&gt;</text:p>
      <text:p text:style-name="P80"><text:span text:style-name="T81"><text:tab/></text:span><text:span text:style-name="T82"><text:tab/></text:span>&lt;/customFilter&gt;<text:tab/><text:tab/><text:tab/></text:p>
      <text:p text:style-name="Párrafodelista">Del cual luego del proceso del Loader y del ParseJson se obtiene un hastable como el siguite</text:p>
      <text:p text:style-name="Párrafodelista"/>
      <text:p text:style-name="P83">[“%L”] = [“<text:span text:style-name="T84">"&gt;^\d+$</text:span>”]</text:p>
      <text:p text:style-name="P85">[“%g”] = [LogParser]</text:p>
      <text:p text:style-name="P86">[“%m”] = [^[A-Za-z]*$&lt;/]</text:p>
      <text:p text:style-name="Párrafodelista"/>
      <text:p text:style-name="Párrafodelista"/>
      <text:p text:style-name="Párrafodelista">Luego, en la clase FactoryPattner, por cada FilterCusto, osea, cada clave del hash anterior</text:p>
      <text:p text:style-name="Párrafodelista">se relación la clave con la clase Pattner que lo representa, por ejemplo la clase PatterLineNumber se enlaza con la clave [“%L”], se obtiene el sgte hashtable</text:p>
      <text:soft-page-break/>
      <text:p text:style-name="P87">[“%L”] = Instancia de PatterLineNumber</text:p>
      <text:p text:style-name="P88">[“%g”] = Instancia de PatternPrinterName</text:p>
      <text:p text:style-name="P89">[“%m”] = Instancia de PattnerSimpleMessage</text:p>
      <text:p text:style-name="Normal"/>
      <text:p text:style-name="Normal">Luego en cada intento de log se procesa el mensaje por cada pattner, <text:s/>y dentro del metodo<text:span text:style-name="T90"><text:s/></text:span><text:span text:style-name="T91">filtersCustomIsOk</text:span><text:span text:style-name="T92">() en la clase ControllerMesasge</text:span>, a la hora de controlar por el FilterCustom se recorrer el hashtable del FilterCustom y de cada clave se obtiene la expresión regular asociada a la misma, se obtiene el texto procesado por el pattern asociado a la misma clave, y se matchea la expresión regular sobre el texto procesado, ejemplo</text:p>
      <text:p text:style-name="Normal">Recorro el hash de filters,<text:s/></text:p>
      <text:p text:style-name="P93">[“%m”] = [^[A-Za-z]*$&lt;/]</text:p>
      <text:p text:style-name="P94">[“%m”] = Instancia de PattnerSimpleMessage</text:p>
      <text:p text:style-name="Normal">obtengo la clave <text:s/>[“%m”],<text:s/></text:p>
      <text:p text:style-name="Normal">tomo la expresión regular [^[A-Za-z]*$&lt;/]</text:p>
      <text:p text:style-name="Normal">obtengo el texto procesado por el pattern -&gt; Instancia de PattnerSimpleMessage.getText()</text:p>
      <text:p text:style-name="Normal">matcheo el texto obtenido sobre la expresión regular</text:p>
      <text:p text:style-name="Párrafodelista"/>
      <text:p text:style-name="P95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derico</meta:initial-creator>
    <dc:creator>Federico</dc:creator>
    <meta:creation-date>2014-06-05T23:18:00Z</meta:creation-date>
    <dc:date>2014-06-06T00:35:00Z</dc:date>
    <meta:template xlink:href="Normal" xlink:type="simple"/>
    <meta:editing-cycles>22</meta:editing-cycles>
    <meta:editing-duration>PT4620S</meta:editing-duration>
    <meta:document-statistic meta:page-count="5" meta:paragraph-count="11" meta:word-count="902" meta:character-count="5852" meta:row-count="41" meta:non-whitespace-character-count="4961"/>
  </office:meta>
</office:document-meta>
</file>